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select this right now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HP＋\V[386],
ATK＋\V[387], DEF＋\V[388],
SKL＋\V[389], AGI＋\V[390]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ging Girl】 ski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HP＋\V[397],
ATK＋\V[398], DEF＋\V[399],
SKL＋\V[400], AGI＋\V[401]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HP＋\V[397],
ATK＋\V[398], DEF＋\V[399],
SKL＋\V[400], AGI＋\V[401]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ip Attack】 ski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HP＋\V[397],
ATK＋\V[398], DEF＋\V[399],
SKL＋\V[400], AGI＋\V[401]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... let's g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待たせー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baaack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んじゃ、行こっ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lright, let's go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待たせてごめんね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 for the wait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- L4 &amp; Tomocchi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, all done～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... much bette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ept you waiting. Eheh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I'm saved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、すっきり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, so much better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ehe... y-you saw something embarrassing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'm totally relieved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at was clos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... thanks for waiting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ah... I thought it was all over～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s-sorry for the wait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I was so close to wetting myself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, I wanna...
Y'know, to the bathroom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 toilet
around here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t's kinda getting to that point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（もじもじ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っと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れば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う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19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</text:p>
          </table:table-cell>
          <table:table-cell table:style-name="ce0" office:value-type="string">
            <text:p>S-sorry! I… I’ll be right back!</text:p>
          </table:table-cell>
          <table:table-cell table:number-columns-repeated="1019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Telling her to pee outside (wet)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</text:p>
          </table:table-cell>
          <table:table-cell table:style-name="ce0" office:value-type="string">
            <text:p>Wh-what should I do…</text:p>
          </table:table-cell>
          <table:table-cell table:number-columns-repeated="1019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Telling her to pee outside (wet)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 with
rather than making the same mistake again...?</text:p>
          </table:table-cell>
          <table:table-cell table:number-columns-repeated="1019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Telling her to pee outside (wet)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</text:p>
          </table:table-cell>
          <table:table-cell table:style-name="ce0" office:value-type="string">
            <text:p>O-okay. Got it...</text:p>
          </table:table-cell>
          <table:table-cell table:number-columns-repeated="1019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</text:p>
          </table:table-cell>
          <table:table-cell table:style-name="ce0" office:value-type="string">
            <text:p>D-don't say that...!</text:p>
          </table:table-cell>
          <table:table-cell table:number-columns-repeated="1019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19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–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19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</text:p>
          </table:table-cell>
          <table:table-cell table:style-name="ce0" office:value-type="string">
            <text:p>A-and also… I need to use the toilet again…</text:p>
          </table:table-cell>
          <table:table-cell table:number-columns-repeated="1019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急が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</text:p>
          </table:table-cell>
          <table:table-cell table:style-name="ce0" office:value-type="string">
            <text:p>I need... I need the toilet!!</text:p>
          </table:table-cell>
          <table:table-cell table:number-columns-repeated="1019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</text:p>
          </table:table-cell>
          <table:table-cell table:style-name="ce0" office:value-type="string">
            <text:p>Ahh, it's getting really bad...!</text:p>
          </table:table-cell>
          <table:table-cell table:number-columns-repeated="1019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</text:p>
          </table:table-cell>
          <table:table-cell table:style-name="ce0" office:value-type="string">
            <text:p>I-it's going to leak out...!!</text:p>
          </table:table-cell>
          <table:table-cell table:number-columns-repeated="1019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</text:p>
          </table:table-cell>
          <table:table-cell table:style-name="ce0" office:value-type="string">
            <text:p>I need to use the toilet, so can we please take
a rest stop...?</text:p>
          </table:table-cell>
          <table:table-cell table:number-columns-repeated="1019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19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style-name="ce0" office:value-type="string">
            <text:p>(H-Hang in there a little longer...)
</text:p>
          </table:table-cell>
          <table:table-cell table:number-columns-repeated="1019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– Wet Panties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style-name="ce0" office:value-type="string">
            <text:p>Ugh, this is so embarrassing...
</text:p>
          </table:table-cell>
          <table:table-cell table:number-columns-repeated="1019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</text:p>
          </table:table-cell>
          <table:table-cell table:style-name="ce0" office:value-type="string">
            <text:p>(I have to pee but just a tiny bit...)
</text:p>
          </table:table-cell>
          <table:table-cell table:number-columns-repeated="1019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</text:p>
          </table:table-cell>
          <table:table-cell table:style-name="ce0" office:value-type="string">
            <text:p>(For now I'm sure I can still hold it, but what am
I gonna do?)</text:p>
          </table:table-cell>
          <table:table-cell table:number-columns-repeated="1019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–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</text:p>
          </table:table-cell>
          <table:table-cell table:style-name="ce0" office:value-type="string">
            <text:p>Let's go save Sharusharu from the bandit gang!</text:p>
          </table:table-cell>
          <table:table-cell table:number-columns-repeated="1019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–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style-name="ce0" office:value-type="string">
            <text:p>Yeah, that's kind of how I'm feeling!</text:p>
          </table:table-cell>
          <table:table-cell table:number-columns-repeated="1019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–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</text:p>
          </table:table-cell>
          <table:table-cell table:style-name="ce0" office:value-type="string">
            <text:p>Just thinking about a super-strong bandit gang
that even the castle soldiers are no match for,
hiding deep in this forest...</text:p>
          </table:table-cell>
          <table:table-cell table:number-columns-repeated="1019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–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style-name="ce0" office:value-type="string">
            <text:p>I might be starting to lose my nerve...</text:p>
          </table:table-cell>
          <table:table-cell table:number-columns-repeated="1019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し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っ、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あ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'Mediseed'
somewhere in Daav cavern, right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girl's Mom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、ここで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 myself...
nnh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 time
to stop by a restroom, or something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と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ちょっと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</text:p>
          </table:table-cell>
          <table:table-cell table:style-name="ce0" office:value-type="string">
            <text:p>Somewhere, i-in the shade...!!</text:p>
          </table:table-cell>
          <table:table-cell table:number-columns-repeated="1019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</text:p>
          </table:table-cell>
          <table:table-cell table:style-name="ce0" office:value-type="string">
            <text:p>Fine...! I'm going over there!</text:p>
          </table:table-cell>
          <table:table-cell table:number-columns-repeated="1019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19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</text:p>
          </table:table-cell>
          <table:table-cell table:style-name="ce0" office:value-type="string">
            <text:p>I-it's fine! I'll just... endure it!</text:p>
          </table:table-cell>
          <table:table-cell table:number-columns-repeated="1019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</text:p>
          </table:table-cell>
          <table:table-cell table:style-name="ce0" office:value-type="string">
            <text:p>Th-th-that's none of your business!!</text:p>
          </table:table-cell>
          <table:table-cell table:number-columns-repeated="1019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</text:p>
          </table:table-cell>
          <table:table-cell table:style-name="ce0" office:value-type="string">
            <text:p>This really is... my limit...!!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</text:p>
          </table:table-cell>
          <table:table-cell table:style-name="ce0" office:value-type="string">
            <text:p>Uu... S-Saotome...!</text:p>
          </table:table-cell>
          <table:table-cell table:number-columns-repeated="1019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</text:p>
          </table:table-cell>
          <table:table-cell table:style-name="ce0" office:value-type="string">
            <text:p>I don’t think... I can h-hold it any longer, so...!</text:p>
          </table:table-cell>
          <table:table-cell table:number-columns-repeated="1019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</text:p>
          </table:table-cell>
          <table:table-cell table:style-name="ce0" office:value-type="string">
            <text:p>H-hey, don't you think you should be a bit more
considerate of us girls?</text:p>
          </table:table-cell>
          <table:table-cell table:number-columns-repeated="1019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19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</text:p>
          </table:table-cell>
          <table:table-cell table:style-name="ce0" office:value-type="string">
            <text:p>It doesn't have to be right this second or anything,
but...</text:p>
          </table:table-cell>
          <table:table-cell table:number-columns-repeated="1019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–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</text:p>
          </table:table-cell>
          <table:table-cell table:style-name="ce0" office:value-type="string">
            <text:p>At some point, could we stop by a bathroom?
</text:p>
          </table:table-cell>
          <table:table-cell table:number-columns-repeated="1019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</text:p>
          </table:table-cell>
          <table:table-cell table:style-name="ce0" office:value-type="string">
            <text:p>H-hey...</text:p>
          </table:table-cell>
          <table:table-cell table:number-columns-repeated="1019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– Wet Panties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</text:p>
          </table:table-cell>
          <table:table-cell table:style-name="ce0" office:value-type="string">
            <text:p>Sniff... this... th-that is...</text:p>
          </table:table-cell>
          <table:table-cell table:number-columns-repeated="1019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</text:p>
          </table:table-cell>
          <table:table-cell table:style-name="ce0" office:value-type="string">
            <text:p>If you’re getting tired, want to take a break?
</text:p>
          </table:table-cell>
          <table:table-cell table:number-columns-repeated="1019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</text:p>
          </table:table-cell>
          <table:table-cell table:style-name="ce0" office:value-type="string">
            <text:p>If you’re fine… then never mind.
</text:p>
          </table:table-cell>
          <table:table-cell table:number-columns-repeated="1019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–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</text:p>
          </table:table-cell>
          <table:table-cell table:style-name="ce0" office:value-type="string">
            <text:p>I’m glad that Tomocchi's okay.</text:p>
          </table:table-cell>
          <table:table-cell table:number-columns-repeated="1019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–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</text:p>
          </table:table-cell>
          <table:table-cell table:style-name="ce0" office:value-type="string">
            <text:p>But I hope that nothing's happened to
Sharusharu, either...</text:p>
          </table:table-cell>
          <table:table-cell table:number-columns-repeated="1019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–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</text:p>
          </table:table-cell>
          <table:table-cell table:style-name="ce0" office:value-type="string">
            <text:p>Tomocchi, Sharusharu... will you two be alright...?</text:p>
          </table:table-cell>
          <table:table-cell table:number-columns-repeated="1019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–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</text:p>
          </table:table-cell>
          <table:table-cell table:style-name="ce0" office:value-type="string">
            <text:p>I hope they're not in a bad way...</text:p>
          </table:table-cell>
          <table:table-cell table:number-columns-repeated="1019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ぅっ！　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蹴るわ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あたし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</text:p>
          </table:table-cell>
          <table:table-cell table:style-name="ce0" office:value-type="string">
            <text:p>Don't let her pee outside</text:p>
          </table:table-cell>
          <table:table-cell table:number-columns-repeated="1019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</text:p>
          </table:table-cell>
          <table:table-cell table:style-name="ce0" office:value-type="string">
            <text:p>Let her pee outside</text:p>
          </table:table-cell>
          <table:table-cell table:number-columns-repeated="1019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this much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ou know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 doing this kind
of thing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 soon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 tim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トイレ行か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トイレ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、ありがと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</text:p>
          </table:table-cell>
          <table:table-cell table:style-name="ce0" office:value-type="string">
            <text:p>Uuh… s-so that’s what it’s come to, huh...?</text:p>
          </table:table-cell>
          <table:table-cell table:number-columns-repeated="1019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</text:p>
          </table:table-cell>
          <table:table-cell table:style-name="ce0" office:value-type="string">
            <text:p>'Kay, time-out!</text:p>
          </table:table-cell>
          <table:table-cell table:number-columns-repeated="1019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19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</text:p>
          </table:table-cell>
          <table:table-cell table:style-name="ce0" office:value-type="string">
            <text:p>Whyyy?! L-let me do it... pleeease...!!</text:p>
          </table:table-cell>
          <table:table-cell table:number-columns-repeated="1019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</text:p>
          </table:table-cell>
          <table:table-cell table:style-name="ce0" office:value-type="string">
            <text:p>Ah, aah, qu... quickly...!!</text:p>
          </table:table-cell>
          <table:table-cell table:number-columns-repeated="1019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</text:p>
          </table:table-cell>
          <table:table-cell table:style-name="ce0" office:value-type="string">
            <text:p>I, I... wanna... go pee!!</text:p>
          </table:table-cell>
          <table:table-cell table:number-columns-repeated="1019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</text:p>
          </table:table-cell>
          <table:table-cell table:style-name="ce0" office:value-type="string">
            <text:p>I-I-I'm gonna explode!!</text:p>
          </table:table-cell>
          <table:table-cell table:number-columns-repeated="1019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–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</text:p>
          </table:table-cell>
          <table:table-cell table:style-name="ce0" office:value-type="string">
            <text:p>Just wait a sec while I go over there!!</text:p>
          </table:table-cell>
          <table:table-cell table:number-columns-repeated="1019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</text:p>
          </table:table-cell>
          <table:table-cell table:style-name="ce0" office:value-type="string">
            <text:p>Wha?! B-but...!</text:p>
          </table:table-cell>
          <table:table-cell table:number-columns-repeated="1019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</text:p>
          </table:table-cell>
          <table:table-cell table:style-name="ce0" office:value-type="string">
            <text:p>I'll be done in no time!!</text:p>
          </table:table-cell>
          <table:table-cell table:number-columns-repeated="1019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19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</text:p>
          </table:table-cell>
          <table:table-cell table:style-name="ce0" office:value-type="string">
            <text:p>Sorry, but I gotta use the toilet...</text:p>
          </table:table-cell>
          <table:table-cell table:number-columns-repeated="1019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19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– Wet Panties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</text:p>
          </table:table-cell>
          <table:table-cell table:style-name="ce0" office:value-type="string">
            <text:p>N-normally I can hold it in, y'know? Today was...
I guess I was just caught a little off-guard...</text:p>
          </table:table-cell>
          <table:table-cell table:number-columns-repeated="1019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～.</text:p>
          </table:table-cell>
          <table:table-cell table:style-name="ce0" office:value-type="string">
            <text:p>I kinda feel like I have to go, just a liiittle～.</text:p>
          </table:table-cell>
          <table:table-cell table:number-columns-repeated="1019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19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–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</text:p>
          </table:table-cell>
          <table:table-cell table:style-name="ce0" office:value-type="string">
            <text:p>Hmm, so Saotome-kun's the party leader?</text:p>
          </table:table-cell>
          <table:table-cell table:number-columns-repeated="1019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–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～! Aren't you lucky?</text:p>
          </table:table-cell>
          <table:table-cell table:style-name="ce0" office:value-type="string">
            <text:p>You've got yourself a complete harem～! Aren't
you lucky?</text:p>
          </table:table-cell>
          <table:table-cell table:number-columns-repeated="1019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 if
there's one nearby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・・・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ません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・・・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(Rustle, rustle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sniff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い・・・行くわ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済んだ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、お待たせ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終わった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ほ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待たせ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文句ある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coming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'cos... you know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e-let's go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Th-there was no other way, alright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 and
soon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ather than use the bathroom... I want to do
something about my clothe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 toilet
firs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I guess I'll go
anywa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 here a
moment, okay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 sec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は別にいい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change clothes first... I think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odness～. I've actually kinda been
holding it in for a whil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p-pe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 Peeee...!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. much better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... I thought I was gonna wet myself～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about to pee myself～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ah～! So much better～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s so close to losing i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j-just made it...～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super amazing just how much came out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was probably the first time I ever held it
that much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g it
forev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... I really did i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myself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男子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行ってく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sniff... sob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
I'm sorry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niff... I, I couldn't... hold it in... uuu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、行きま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待たせし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</text:p>
          </table:table-cell>
          <table:table-cell table:style-name="ce0" office:value-type="string">
            <text:p>Take 1 cupful</text:p>
          </table:table-cell>
          <table:table-cell table:number-columns-repeated="1019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</text:p>
          </table:table-cell>
          <table:table-cell table:style-name="ce0" office:value-type="string">
            <text:p>Take 4 cupfuls</text:p>
          </table:table-cell>
          <table:table-cell table:number-columns-repeated="1019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</text:p>
          </table:table-cell>
          <table:table-cell table:style-name="ce0" office:value-type="string">
            <text:p>Obtained
【Water】 x4!</text:p>
          </table:table-cell>
          <table:table-cell table:number-columns-repeated="1019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
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5T12:45:21+02:00</meta:creation-date>
    <dc:date>2019-10-05T12:45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